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list-style-name="L5">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margin-left="1.217cm" fo:margin-right="0cm" fo:text-indent="-0.635cm" style:auto-text-indent="false">
        <style:tab-stops/>
      </style:paragraph-properties>
    </style:style>
    <style:style style:name="P11" style:family="paragraph" style:parent-style-name="Standard">
      <style:paragraph-properties fo:padding="0.074cm" fo:border-left="none" fo:border-right="none" fo:border-top="none" fo:border-bottom="0.06pt solid #000000" style:join-border="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Report</text:p>
      <text:p text:style-name="Standard"/>
      <text:p text:style-name="Standard">The files are explained according to the alphabetic order:</text:p>
      <text:p text:style-name="Standard"/>
      <text:list xml:id="list471630397" text:style-name="L1">
        <text:list-item>
          <text:p text:style-name="P1">about.php:<text:line-break/> Downloads 1.pdf.<text:line-break/></text:p>
        </text:list-item>
        <text:list-item>
          <text:p text:style-name="P1">active_tasks.php <text:s/>:<text:line-break/>1) Shows the list of active tasks allocated to the user, alongwith the time for which they are valid. (Active i.e. time has not expired.) All nodes/tasks whose time has expired are either set to done or delayed depending on whether they have been done by the doer or not. In case of delay the manager is notified i.e he can see the delayed task on issues.php and reallocate it to someone.</text:p>
          <text:p text:style-name="P1"/>
          <text:p text:style-name="P1">2)once the user has clicked on a task, active_tasks.php calls itself with the details of the task and shows <text:s/>the form where the user can input the data. Also all the functions that were specified to be executed in 'before' category of this node/task will be executed. If a fallback condition has been specified on the output of the function and it is met, fallback occurs to the node specified in the condition and the user won't be able to perform this task.</text:p>
          <text:p text:style-name="P1"/>
          <text:p text:style-name="P1">3)If no fallback was triggered then user can submit the data which goes to the submit_data.php.<text:line-break/></text:p>
        </text:list-item>
        <text:list-item>
          <text:p text:style-name="P1">activity.php (?) :<text:line-break/></text:p>
        </text:list-item>
        <text:list-item>
          <text:p text:style-name="P1">activity_list.php <text:s/>:<text:line-break/>1) shows the list of the tasks of a workflow chosen by the manager on upload_file.php.</text:p>
          <text:p text:style-name="P1">2)the manager can click on the links of the nodes/tasks to set the doer and specificy the time limit for the nodes.</text:p>
          <text:p text:style-name="P1">3)It aslo shows the total cost of the workflow execution till now.</text:p>
          <text:p text:style-name="P1"/>
        </text:list-item>
        <text:list-item>
          <text:p text:style-name="P1">activity_perform.php:<text:line-break/>Performs activity i.e. <text:line-break/>1. Checks conditions on inputs using the checkcondition() function where parameters being passed are “Value to be ckecked , Property of the value to be checked , Value to be checked against , Operator for comparison” which are obtained by parsing the “validation and branch” column of the inputs table . This function is defined in “<text:span text:style-name="T1">config.php</text:span>”<text:line-break/>2. Stores the inpus format etc.(?)<text:line-break/></text:p>
        </text:list-item>
        <text:list-item>
          <text:p text:style-name="P1">adddoer.php:<text:line-break/>1.Adds the doer of a particular activity and updates the doer field in the tranision table.<text:line-break/>2. Modifies the time_limit for which the task will remain active once activated as per the value submitted by the manager.</text:p>
          <text:p text:style-name="P1">3. In case it is has been called from showtask_1.php which was itself called from issues.php, the tasks is made active(activated=1). (It was a delayed task, otherwise showtask_1.php would have been called from activity_list.php not issues.php)<text:line-break/></text:p>
        </text:list-item>
        <text:list-item>
          <text:p text:style-name="P1">config.php:<text:line-break/>Contains various functions which are essential in working of system.<text:line-break/>1.fallback : called when fallback is triggered. Resets node until the destination node/task is reached.</text:p>
          <text:p text:style-name="P1"><text:line-break/><text:soft-page-break/>2.logg: logs the message in the log file(named log).</text:p>
          <text:p text:style-name="P1"/>
          <text:p text:style-name="P1"><text:line-break/>3.deactivate : called from submit_data.php. Once a user resubmits data for a task(data submitted more than 1 times)all the task which were dependent on the changed input get deactivated allong with all other node which got activated due to those tasks.</text:p>
          <text:p text:style-name="P1"><text:line-break/>4.remapworkflow : remaps the node/task identifier i.e changes the no. id of the nodes. Called at the time of parsing the XML.</text:p>
          <text:p text:style-name="P1"><text:s text:c="14"/>e.g. When a node of workflow is substituted by some function then you can't have two or more nodes with same id. So the remapping the node id ensures that node ids are unique. <text:line-break/>5.remapnode : remaps a node of a function.<text:line-break/>6.remapinput : remaps the parameters,values etc of an input of an input. e.g say the input was supposed to take one of its values from a node which was numbered 2 . but after remapping its no. Has changed to say 7. so this must be changed in the details of that input.</text:p>
          <text:p text:style-name="P1"><text:line-break/>7.substitute: substitute the node of a workflow with a function workflow. All other nodes of the workflow which were input to the node being substituted will act as input/activator of the start node of the function and all the node which wee supposed to take some input from the node bein substituted will take input from the end node of the function. Whatever output of the function has to be passed to other nodes must be fetched on its end node.</text:p>
          <text:p text:style-name="P1"/>
          <text:p text:style-name="P1"><text:line-break/>8.fallforward : called from adddoer.php in case the manager cahnges the doer of some node/task. All the nodes on the path from this node and after this node will get deactivated.</text:p>
          <text:p text:style-name="P1"><text:line-break/>9.getstatus : shows the status,cost,submitted inputs <text:s/>etc of a workflow. Link is on activity_list.php.</text:p>
          <text:p text:style-name="P1"><text:line-break/>10.callfunc : has predefined functions , exexuted on the basis of function name whic is passed to it. Takes function name and a parameter array as its parameter.</text:p>
          <text:p text:style-name="P1"><text:line-break/>11.updatedb : updates tables .<text:line-break/>12.insertintodb : insert into tables.<text:line-break/>13.selectfromdb: selects data from tables.<text:line-break/>14.getmaxidfromdb : select max(id) of the table.<text:line-break/>15.extractform():<text:line-break/><text:tab/> 1. It displays the form corresponding to the tags in the xml file.</text:p>
          <text:list>
            <text:list-item>
              <text:list>
                <text:list-header>
                  <text:p text:style-name="P1">2. Takes care of the cases whether input is <text:s/>editable or not, is persistent or not.</text:p>
                </text:list-header>
              </text:list>
            </text:list-item>
          </text:list>
          <text:p text:style-name="P1"><text:line-break/>16.checkcondition():<text:line-break/><text:tab/> Checks the conditions on the inputs (Refer description in activity_perform.php)<text:line-break/></text:p>
        </text:list-item>
        <text:list-item>
          <text:p text:style-name="P1">create_instance.php:<text:line-break/><text:tab/>creates the multiple fresh instances of a workflow.</text:p>
        </text:list-item>
        <text:list-item>
          <text:p text:style-name="P1">delete.php :<text:line-break/><text:tab/>deletes the workflows/function.</text:p>
        </text:list-item>
        <text:list-item>
          <text:p text:style-name="P1">delete_contract.php:<text:line-break/><text:bookmark-start text:name="__DdeLink__4_1132018068"/>Deletes the contract selected.<text:bookmark-end text:name="__DdeLink__4_1132018068"/><text:line-break/></text:p>
        </text:list-item>
        <text:list-item>
          <text:p text:style-name="P1">delete_organization.php:<text:line-break/><text:soft-page-break/>Deletes the organization selected.<text:line-break/></text:p>
        </text:list-item>
        <text:list-item>
          <text:p text:style-name="P1">edit_contract.php:<text:line-break/><text:bookmark-start text:name="__DdeLink__6_1132018068"/>First displays a list of contracts and then edits the contract selected<text:bookmark-end text:name="__DdeLink__6_1132018068"/><text:line-break/></text:p>
        </text:list-item>
        <text:list-item>
          <text:p text:style-name="P1">edit_organization:<text:line-break/>First displays a list of organizations and then edits the organization selected<text:line-break/></text:p>
        </text:list-item>
        <text:list-item>
          <text:p text:style-name="P1">footer.php:<text:line-break/>You know it.<text:line-break/></text:p>
        </text:list-item>
        <text:list-item>
          <text:p text:style-name="P1">function_list.php <text:s/>:<text:line-break/><text:tab/>similar to activity_list.php. Shows the task of the chosen function to the manager.</text:p>
        </text:list-item>
        <text:list-item>
          <text:p text:style-name="P1">functionparse.php :<text:line-break/><text:tab/><text:bookmark-start text:name="__DdeLink__231_1327511040"/>parses an xml of function uploaded by manager.<text:bookmark-end text:name="__DdeLink__231_1327511040"/></text:p>
        </text:list-item>
        <text:list-item>
          <text:p text:style-name="P1">Functionparsenode.php :<text:line-break/><text:tab/>parses a node of function when it is modified. See parsenode.php.</text:p>
        </text:list-item>
        <text:list-item>
          <text:p text:style-name="P1">Functionparseworkflow.php :<text:line-break/><text:tab/>parses entire function from xml substituting the stored one with new one. See parseworkflow.php.</text:p>
        </text:list-item>
        <text:list-item>
          <text:p text:style-name="P1">header.php:<text:line-break/>You know it.<text:line-break/></text:p>
        </text:list-item>
        <text:list-item>
          <text:p text:style-name="P1">Index.php:<text:line-break/>Nothing<text:line-break/></text:p>
        </text:list-item>
        <text:list-item>
          <text:p text:style-name="P1">initialize.php:<text:line-break/>Contains link to other files.<text:line-break/></text:p>
        </text:list-item>
        <text:list-item>
          <text:p text:style-name="P1">initialize_contract.php:<text:line-break/>Adds the contract to the database.<text:line-break/></text:p>
        </text:list-item>
        <text:list-item>
          <text:p text:style-name="P1">initialize_organization.php:<text:line-break/>Adds the organization to the database.<text:line-break/></text:p>
        </text:list-item>
        <text:list-item>
          <text:p text:style-name="P1">issues.php <text:s/>:</text:p>
          <text:list>
            <text:list-header>
              <text:p text:style-name="P1">shows the list of tasks which have been delayed by the doer. Only manager can see this.<text:line-break/></text:p>
            </text:list-header>
          </text:list>
        </text:list-item>
        <text:list-item>
          <text:p text:style-name="P1">layout.css (?) :<text:line-break/></text:p>
        </text:list-item>
        <text:list-item>
          <text:p text:style-name="P1">login_validation.php:<text:line-break/>Checks if the combination of email and password is correct.<text:line-break/></text:p>
        </text:list-item>
        <text:list-item>
          <text:p text:style-name="P1">logout.php:<text:line-break/>Destroys the session.<text:line-break/></text:p>
        </text:list-item>
        <text:list-item>
          <text:p text:style-name="P1">modify.php :</text:p>
          <text:p text:style-name="P1"><text:s text:c="10"/>Link is on activity_list.php (for workflow) .<text:line-break/> the manager can modify a task or an entire workflow. The existing details will be substituted by tahat of the new xml. In case of <text:s/>node modification the node to be replaced and the the node which is to take its place must have same id number. Also only the first <text:soft-page-break/>workflow of the xml will be considered and all other subsequent workflow of the new xml will be ignored.<text:line-break/> </text:p>
          <text:p text:style-name="P1"/>
        </text:list-item>
        <text:list-item>
          <text:p text:style-name="P1">newfile_1 :<text:line-break/>Contains the schema of the database.<text:line-break/></text:p>
        </text:list-item>
        <text:list-item>
          <text:p text:style-name="P1">parse.php :<text:line-break/><text:tab/>parses an xml of workflows and creates new workflows storing the details in <text:tab/>database. XML acts as blueprint of workflow.</text:p>
        </text:list-item>
        <text:list-item>
          <text:p text:style-name="P1">parsenode.php :<text:line-break/><text:tab/><text:bookmark-start text:name="__DdeLink__233_1327511040"/> see also modify.php.</text:p>
          <text:list>
            <text:list-item>
              <text:list>
                <text:list-header>
                  <text:p text:style-name="P1">Parses a node from xml in case a node has to be modified<text:bookmark-end text:name="__DdeLink__233_1327511040"/></text:p>
                </text:list-header>
              </text:list>
            </text:list-item>
          </text:list>
        </text:list-item>
        <text:list-item>
          <text:p text:style-name="P1">parseworkflow.php :<text:line-break/><text:tab/> see also modify.php.</text:p>
          <text:list>
            <text:list-item>
              <text:list>
                <text:list-header>
                  <text:p text:style-name="P1">Parses an entire workflow from xml in case a workflow has to be modified</text:p>
                </text:list-header>
              </text:list>
            </text:list-item>
          </text:list>
        </text:list-item>
        <text:list-item>
          <text:p text:style-name="P1">pay.xml <text:s/>:<text:line-break/><text:tab/>sample pay workflow xml</text:p>
        </text:list-item>
        <text:list-item>
          <text:p text:style-name="P1">payment.xml :<text:line-break/><text:tab/>sample payment function xml</text:p>
        </text:list-item>
        <text:list-item>
          <text:p text:style-name="P1">raw.xml :<text:line-break/><text:tab/>sample xml</text:p>
        </text:list-item>
        <text:list-item>
          <text:p text:style-name="P1">registration.php:<text:line-break/>Registers the user.<text:line-break/></text:p>
        </text:list-item>
        <text:list-item>
          <text:p text:style-name="P1">registration_validation.php:<text:line-break/>Checks if a user with the same email already exists.<text:line-break/></text:p>
        </text:list-item>
        <text:list-item>
          <text:p text:style-name="P1">showtask.php <text:s/>:</text:p>
          <text:list>
            <text:list-header>
              <text:p text:style-name="P1">see showtask_1.php</text:p>
            </text:list-header>
          </text:list>
        </text:list-item>
      </text:list>
      <text:p text:style-name="P10"/>
      <text:list xml:id="list1482011487" text:continue-numbering="true" text:style-name="L1">
        <text:list-item>
          <text:p text:style-name="P1">showtask_1.php:</text:p>
          <text:list>
            <text:list-header>
              <text:p text:style-name="P1">1.shows the details of a task (its input elements)</text:p>
              <text:p text:style-name="P1">2. the manager can set the doer and timelimit of a task (which are sent to the adddoer.php).</text:p>
            </text:list-header>
          </text:list>
        </text:list-item>
        <text:list-item>
          <text:p text:style-name="P1">sidebar.php:<text:line-break/>Sets the session of the user.<text:line-break/></text:p>
        </text:list-item>
        <text:list-item>
          <text:p text:style-name="P1">Style.css :<text:line-break/></text:p>
        </text:list-item>
        <text:list-item>
          <text:p text:style-name="P1">submit_data.php :</text:p>
          <text:list>
            <text:list-header>
              <text:p text:style-name="P1">called when a user submits the data for a task. Following actions are performed here:</text:p>
              <text:p text:style-name="P1">1. validation of inputs.</text:p>
              <text:p text:style-name="P1">2. inputs passed to functions for processing if any was specified in xml</text:p>
              <text:p text:style-name="P1">3.storing the inputs.</text:p>
              <text:p text:style-name="P1">4. branching if conditions are met</text:p>
              <text:p text:style-name="P1">5. fallback if conditions are met</text:p>
              <text:p text:style-name="P1">6. Activating the nodes dependent on the node for which data was submitted if their all activation condition are met like other input nodes have also been done.</text:p>
              <text:p text:style-name="P1">7. the node for which data was submitted is set to done (activated=2) status.<text:line-break/></text:p>
            </text:list-header>
          </text:list>
        </text:list-item>
        <text:list-item>
          <text:p text:style-name="P1"><text:soft-page-break/>upload_file.php :</text:p>
          <text:list>
            <text:list-header>
              <text:p text:style-name="P1">uploads an xml file.<text:line-break/></text:p>
            </text:list-header>
          </text:list>
        </text:list-item>
        <text:list-item>
          <text:p text:style-name="P1">upload_file_validation:</text:p>
          <text:list>
            <text:list-header>
              <text:p text:style-name="P1">checks whethet file uploaded by manager is xml or not, its size limits etc and if everything is ok, the file is sent for parsing.<text:line-break/></text:p>
              <text:p text:style-name="P1"/>
            </text:list-header>
          </text:list>
        </text:list-item>
      </text:list>
      <text:p text:style-name="P11">XML SPECIFICATION</text:p>
      <text:p text:style-name="Standard"/>
      <text:p text:style-name="Standard">Hierarchy:</text:p>
      <text:list xml:id="list1231740918" text:style-name="L2">
        <text:list-item>
          <text:p text:style-name="P2">&lt;paymentworkflow&gt; : contains several workflows</text:p>
        </text:list-item>
        <text:list-item>
          <text:p text:style-name="P2">&lt;workflow&gt;: contains several nodes</text:p>
        </text:list-item>
        <text:list-item>
          <text:p text:style-name="P2">&lt;node&gt;: contains several inputs and conditions</text:p>
        </text:list-item>
      </text:list>
      <text:p text:style-name="Standard"><text:tab/></text:p>
      <text:p text:style-name="Standard"><text:tab/><text:span text:style-name="T1">&lt;node&gt;:</text:span></text:p>
      <text:p text:style-name="P6"><text:tab/>---------</text:p>
      <text:p text:style-name="Standard"><text:tab/><text:tab/>attributes:</text:p>
      <text:p text:style-name="Standard"><text:tab/><text:tab/>------------</text:p>
      <text:p text:style-name="Standard"><text:tab/><text:tab/><text:tab/>1)id: unique identifier of node</text:p>
      <text:p text:style-name="Standard"><text:tab/><text:tab/><text:tab/>2)type: start,end,intermediate</text:p>
      <text:p text:style-name="Standard"><text:tab/><text:tab/><text:tab/>3)name: as a comment</text:p>
      <text:p text:style-name="Standard"><text:tab/><text:tab/><text:tab/>4)time: time duration for which the node will remain active once it gets <text:tab/><text:tab/><text:tab/><text:tab/><text:tab/>activated.</text:p>
      <text:p text:style-name="Standard"><text:tab/><text:tab/><text:tab/>5)substitue: the node will be replaced by a function workflow supplied as the <text:tab/><text:tab/><text:tab/>value of the substitute attribute. All the inputs of the node being substituted <text:tab/><text:tab/><text:tab/>will be passed to the start node of the function workflow.</text:p>
      <text:p text:style-name="Standard"><text:tab/>Subtags:</text:p>
      <text:p text:style-name="Standard"><text:tab/>---------</text:p>
      <text:p text:style-name="P3"><text:tab/><text:span text:style-name="T1">1.&lt;function execute=”..”&gt;: </text:span>specifies the function to be executed on this node.</text:p>
      <text:p text:style-name="P3"><text:tab/><text:tab/>When the function is executed depends on the execute attribute. If <text:tab/><text:tab/><text:tab/><text:tab/>execute==”before” then the function is executed at the time of rendering input form <text:tab/><text:tab/>to the user i.e. before the user does the task. Else the function is exucted after the <text:tab/><text:tab/>user submits the form of the task.</text:p>
      <text:p text:style-name="P3"><text:tab/><text:tab/>It contains follwing tags:</text:p>
      <text:p text:style-name="P3"><text:tab/><text:tab/>a) &lt;data type=””&gt;</text:p>
      <text:p text:style-name="P3"><text:tab/><text:tab/><text:tab/>specifies one f the parameter of the function.</text:p>
      <text:list xml:id="list648715212" text:style-name="L3">
        <text:list-item>
          <text:list>
            <text:list-item>
              <text:list>
                <text:list-item>
                  <text:list>
                    <text:list-item>
                      <text:list>
                        <text:list-item>
                          <text:list>
                            <text:list-item>
                              <text:p text:style-name="P4">if(type==”node”): data is fetched from another node</text:p>
                              <text:list>
                                <text:list-header>
                                  <text:p text:style-name="P4">e.g. &lt;data type=”node”&gt;1,gender&lt;/data&gt;</text:p>
                                  <text:list>
                                    <text:list-header>
                                      <text:p text:style-name="P4">means that this parameter is fetched from ist node ans is the value of the input named gender.</text:p>
                                    </text:list-header>
                                  </text:list>
                                </text:list-header>
                              </text:list>
                            </text:list-item>
                          </text:list>
                        </text:list-item>
                      </text:list>
                    </text:list-item>
                  </text:list>
                </text:list-item>
              </text:list>
            </text:list-item>
          </text:list>
        </text:list-item>
      </text:list>
      <text:list xml:id="list387360802" text:style-name="L4">
        <text:list-item>
          <text:list>
            <text:list-item>
              <text:list>
                <text:list-item>
                  <text:list>
                    <text:list-item>
                      <text:list>
                        <text:list-item>
                          <text:list>
                            <text:list-item>
                              <text:p text:style-name="P5">if type has not been specified the string between opening and closing data tag is <text:s/>directly used as parameter.</text:p>
                            </text:list-item>
                            <text:list-item>
                              <text:p text:style-name="P5">if(type==”table”): parameter is fetched from table</text:p>
                              <text:p text:style-name="P5"><text:s/>e.g. &lt;data type="table" table="organization" field="org_payment"&gt;</text:p>
                              <text:p text:style-name="P5"><text:s text:c="20"/>&lt;condition&gt;id&gt;;0&lt;/condition&gt;</text:p>
                              <text:p text:style-name="P5"><text:s text:c="20"/>&lt;condition&gt;id=;2&lt;/condition&gt;</text:p>
                              <text:p text:style-name="P5"><text:s text:c="9"/>&lt;/data&gt;</text:p>
                              <text:p text:style-name="P5">parameter is the value of the field org_payment of the ist record from the table organization. The conditions specified in the &lt;condition&gt; tag are anded together and used in the where clause while selecting the record . Here condition is “id&gt;0 and id=2”.</text:p>
                            </text:list-item>
                          </text:list>
                        </text:list-item>
                      </text:list>
                    </text:list-item>
                  </text:list>
                </text:list-item>
              </text:list>
            </text:list-item>
          </text:list>
        </text:list-item>
      </text:list>
      <text:p text:style-name="P3"><text:soft-page-break/><text:tab/><text:tab/>All the data is passed in an array of parameters.</text:p>
      <text:p text:style-name="P3"/>
      <text:p text:style-name="P3"><text:tab/><text:tab/>b)&lt;functionname&gt;specifies the name of the function to be called</text:p>
      <text:p text:style-name="P3"/>
      <text:p text:style-name="P3"><text:tab/><text:tab/>In case there are multiple functionname tags, the parameter array is passed to the <text:tab/><text:tab/>function specified by the first functionname and its output is passed to the second <text:tab/><text:tab/>function and its output to the third and so on ( a chaining of functions). The output of <text:tab/><text:tab/>the last function is considere as the final output for further use like <text:tab/><text:tab/><text:tab/><text:tab/>branching, validation, fallback etc.</text:p>
      <text:p text:style-name="P3"><text:tab/><text:tab/></text:p>
      <text:p text:style-name="P3"/>
      <text:p text:style-name="P3"/>
      <text:p text:style-name="P3"><text:tab/><text:tab/>c)&lt;condition&gt;:</text:p>
      <text:p text:style-name="P3"><text:tab/><text:tab/><text:tab/>&lt;condition type="branch"&gt;</text:p>
      <text:p text:style-name="P3"><text:s text:c="20"/><text:tab/><text:tab/><text:tab/><text:bookmark-start text:name="__DdeLink__236_1327511040"/>&lt;check property="len" val="5" operator="lt"/&gt;<text:bookmark-end text:name="__DdeLink__236_1327511040"/></text:p>
      <text:p text:style-name="P3"><text:tab/><text:tab/><text:tab/><text:tab/>&lt;check property="alphanumeric" val="true" operator="eq"/&gt;</text:p>
      <text:p text:style-name="P3"><text:s text:c="17"/><text:tab/><text:tab/><text:tab/> <text:s text:c="2"/>&lt;outnode id="6"/&gt;</text:p>
      <text:p text:style-name="P3"><text:tab/><text:tab/><text:tab/><text:tab/> &lt;outnode id="10"/&gt;</text:p>
      <text:p text:style-name="P3"><text:s text:c="14"/><text:tab/><text:tab/> <text:s/>&lt;/condition&gt;</text:p>
      <text:p text:style-name="P3"><text:s text:c="16"/><text:tab/><text:tab/>&lt;condition type="fallback"&gt;</text:p>
      <text:p text:style-name="P3"><text:s text:c="18"/><text:tab/><text:tab/><text:tab/> <text:s/>&lt;check property="value" val="0" operator="eq"/&gt;</text:p>
      <text:p text:style-name="P3"><text:s text:c="18"/><text:tab/><text:tab/><text:tab/> <text:bookmark-start text:name="__DdeLink__238_1327511040"/><text:s/>&lt;outnode id="5"/&gt;<text:bookmark-end text:name="__DdeLink__238_1327511040"/></text:p>
      <text:p text:style-name="P3"><text:s text:c="15"/><text:tab/><text:tab/> &lt;/condition&gt;</text:p>
      <text:p text:style-name="P3"><text:tab/><text:tab/>specifies the various actions to be taken depending upon the output of the function.</text:p>
      <text:p text:style-name="P3"><text:tab/><text:tab/>if(type==”branching”) branching will be done and if(type==”fallback”) fallback <text:tab/><text:tab/><text:tab/>occurs. The &lt;check&gt; tag checks the property of the function output against the <text:tab/><text:tab/><text:tab/>'operator' and 'value' attributes. <text:s/>In the example if the function output's value is “eq” <text:tab/><text:tab/>i.e equal to 0 fallback occurs to the node 5. <text:s/>and if the function output's length is “lt” <text:tab/><text:tab/>i.e. Less than 5 <text:s/>and it's alphanumeric branching will occur to node 6 and 10. <text:tab/><text:tab/><text:tab/>Multiple &lt;check&gt; tags can be used. The output of all the &lt;check&gt; tags will be anded <text:tab/><text:tab/>together to decide whether that action should be taken or not.</text:p>
      <text:p text:style-name="P3"/>
      <text:p text:style-name="P3"><text:tab/><text:span text:style-name="T1">2.&lt;input&gt;:</text:span></text:p>
      <text:p text:style-name="P3"><text:tab/><text:tab/>attributes:</text:p>
      <text:p text:style-name="P3"><text:tab/><text:tab/>-----------</text:p>
      <text:p text:style-name="P3"><text:tab/><text:tab/><text:tab/>a)type: checkbox, text,raadiobutton,persistent,hidden etc</text:p>
      <text:p text:style-name="P3"><text:tab/><text:tab/><text:tab/>persistent is hidden input and its value is fetched from database.</text:p>
      <text:p text:style-name="P3"><text:tab/><text:tab/><text:tab/>b) name: should be unique in a node</text:p>
      <text:p text:style-name="P3"><text:tab/><text:tab/><text:tab/>c)editable: (editable=”true”) means that the input can be resubmitted more <text:tab/><text:tab/><text:tab/>than once. Else afte the ist submisssion if the user tries to do the task again he <text:tab/><text:tab/><text:tab/>wont be able to chane this input .</text:p>
      <text:p text:style-name="P3"><text:tab/><text:tab/><text:tab/>d)preinitialize: input is preinitialized with value specified in ist &lt;value&gt; tag</text:p>
      <text:p text:style-name="P3"><text:tab/><text:tab/>subtags</text:p>
      <text:p text:style-name="P3"><text:tab/><text:tab/>--------</text:p>
      <text:p text:style-name="P3"><text:tab/><text:tab/><text:tab/>1.&lt;value&gt;:</text:p>
      <text:p text:style-name="P3"><text:tab/><text:tab/><text:tab/><text:tab/>specifies the value of the input. (e.g. Male and female in case of <text:tab/><text:tab/><text:tab/><text:tab/>gender input)</text:p>
      <text:p text:style-name="P3"><text:tab/><text:tab/><text:tab/><text:tab/>attributes:</text:p>
      <text:p text:style-name="P3"><text:tab/><text:tab/><text:tab/><text:tab/>------------</text:p>
      <text:p text:style-name="P3"><text:tab/><text:tab/><text:tab/><text:tab/><text:tab/>a)val: specifies direct value</text:p>
      <text:p text:style-name="P3"><text:tab/><text:tab/><text:tab/><text:tab/><text:tab/>b)fval: fetches value from another node or same node but <text:tab/><text:tab/><text:tab/><text:tab/><text:tab/><text:tab/>another input.</text:p>
      <text:p text:style-name="P3"><text:soft-page-break/><text:tab/><text:tab/><text:tab/><text:tab/><text:tab/> e.g. &lt;value fval="<text:bookmark-start text:name="__DdeLink__240_1327511040"/>1,text1:abhi:1,Gender;func1:func2<text:bookmark-end text:name="__DdeLink__240_1327511040"/>"&gt; from <text:tab/><text:tab/><text:tab/><text:tab/><text:tab/><text:tab/>func&lt;/value&gt;</text:p>
      <text:p text:style-name="P3"><text:tab/><text:tab/><text:tab/><text:tab/><text:tab/><text:tab/>means that value is the result of the function call with <text:tab/><text:tab/><text:tab/><text:tab/><text:tab/><text:tab/>following parameters:</text:p>
      <text:p text:style-name="P3"><text:tab/><text:tab/><text:tab/><text:tab/><text:tab/><text:tab/><text:tab/>i)value of text1 input of node1</text:p>
      <text:p text:style-name="P3"><text:tab/><text:tab/><text:tab/><text:tab/><text:tab/><text:tab/><text:tab/>ii)”abhi”</text:p>
      <text:p text:style-name="P3"><text:tab/><text:tab/><text:tab/><text:tab/><text:tab/><text:tab/><text:tab/>iii)value of Gender input from node 1</text:p>
      <text:p text:style-name="P3"><text:tab/><text:tab/><text:tab/><text:tab/><text:tab/><text:tab/>“:” seperates attributes</text:p>
      <text:p text:style-name="P3"><text:tab/><text:tab/><text:tab/><text:tab/><text:tab/><text:tab/>“;”separated function list from <text:s/>attribute list</text:p>
      <text:p text:style-name="P3"><text:tab/><text:tab/><text:tab/><text:tab/><text:tab/><text:tab/>these attributes are passed to function named func1 and <text:tab/><text:tab/><text:tab/><text:tab/><text:tab/>its output is passed to fun2 and the final output is used as the <text:tab/><text:tab/><text:tab/><text:tab/><text:tab/>value. If a input from some othr node is to be used as it is, pass <text:tab/><text:tab/><text:tab/><text:tab/><text:tab/>none as function name.</text:p>
      <text:p text:style-name="P3"><text:tab/><text:tab/><text:tab/><text:tab/><text:tab/>c)table:</text:p>
      <text:p text:style-name="P3"><text:tab/><text:tab/><text:tab/><text:tab/><text:tab/><text:tab/>means that the value will be fetched from the table</text:p>
      <text:p text:style-name="P3"><text:tab/><text:tab/><text:tab/><text:tab/><text:tab/><text:tab/>e.g.</text:p>
      <text:p text:style-name="P3"><text:tab/><text:tab/><text:tab/><text:tab/><text:tab/><text:tab/>&lt;value <text:s/>table="organization" field="org_payment"&gt;</text:p>
      <text:p text:style-name="P3"><text:tab/><text:tab/><text:tab/><text:tab/><text:tab/><text:tab/> <text:s text:c="19"/>&lt;condition&gt;id&gt;;0&lt;/condition&gt;</text:p>
      <text:p text:style-name="P3"><text:tab/><text:tab/><text:tab/><text:tab/><text:tab/><text:tab/> <text:s text:c="19"/>&lt;condition&gt;id=;2&lt;/condition&gt;</text:p>
      <text:p text:style-name="P3"><text:tab/><text:tab/><text:tab/><text:tab/><text:tab/><text:tab/> <text:s text:c="19"/><text:bookmark-start text:name="__DdeLink__242_1327511040"/>&lt;condition&gt;id=;1,text1&lt;/condition&gt;<text:bookmark-end text:name="__DdeLink__242_1327511040"/></text:p>
      <text:p text:style-name="P3"><text:tab/><text:tab/><text:tab/><text:tab/><text:tab/><text:tab/> <text:s text:c="19"/>from database</text:p>
      <text:p text:style-name="P3"><text:s text:c="18"/></text:p>
      <text:p text:style-name="P3"><text:tab/><text:tab/><text:tab/><text:tab/><text:tab/> <text:s text:c="12"/>&lt;/value&gt;</text:p>
      <text:p text:style-name="P3"><text:tab/><text:tab/><text:tab/><text:tab/><text:tab/><text:tab/>for explanation see explanation of function tag (data <text:tab/><text:tab/><text:tab/><text:tab/><text:tab/><text:tab/>type=”table”). </text:p>
      <text:p text:style-name="P3"><text:tab/><text:tab/><text:tab/><text:tab/><text:tab/><text:tab/>&lt;condition&gt;id=;1,text1&lt;/condition&gt; means that the id <text:tab/><text:tab/><text:tab/><text:tab/><text:tab/><text:tab/>should be equal to the value of the the input named <text:tab/><text:tab/><text:tab/><text:tab/><text:tab/><text:tab/>text1 on node1.</text:p>
      <text:p text:style-name="P3"><text:tab/><text:tab/><text:tab/><text:tab/>Subtags</text:p>
      <text:p text:style-name="P3"><text:tab/><text:tab/><text:tab/><text:tab/>--------<text:tab/></text:p>
      <text:p text:style-name="P3"><text:tab/><text:tab/><text:tab/><text:tab/><text:tab/>a)&lt;get&gt; fetches the label of the value(e.g MALE for m)</text:p>
      <text:p text:style-name="P3"><text:tab/><text:tab/><text:tab/><text:tab/><text:tab/>&lt;value val=”m”&gt; </text:p>
      <text:p text:style-name="P3"><text:tab/><text:tab/><text:tab/><text:tab/><text:tab/><text:tab/>&lt;get&gt; 1,text1:abhi:1,Gender;func1:func2&lt;/get&gt;</text:p>
      <text:p text:style-name="P3"><text:tab/><text:tab/><text:tab/><text:tab/><text:tab/>&lt;/value&gt;</text:p>
      <text:p text:style-name="P3"><text:tab/><text:tab/><text:tab/><text:tab/><text:tab/>the value of get is achieved in the way similar to fval(see <text:tab/><text:tab/><text:tab/><text:tab/><text:tab/><text:tab/>above).</text:p>
      <text:p text:style-name="P3"><text:tab/><text:tab/><text:tab/><text:tab/><text:tab/>If no get is specified whatever text has been written inbetween <text:tab/><text:tab/><text:tab/><text:tab/><text:tab/>&lt;value&gt;.. &lt;/value&gt; will be use as label</text:p>
      <text:p text:style-name="P3"><text:tab/><text:tab/><text:tab/><text:tab/><text:tab/>b)&lt;function&gt; :</text:p>
      <text:p text:style-name="P3"><text:tab/><text:tab/><text:tab/><text:tab/><text:tab/><text:tab/>name of function to be called on the input before it is <text:tab/><text:tab/><text:tab/><text:tab/><text:tab/><text:tab/>used for validation, branching storage etc. Multiple <text:tab/><text:tab/><text:tab/><text:tab/><text:tab/><text:tab/>functions call be listed using multiple function tag. The <text:tab/><text:tab/><text:tab/><text:tab/><text:tab/><text:tab/>output of ist function with <text:s/>the value of the input as <text:tab/><text:tab/><text:tab/><text:tab/><text:tab/><text:tab/>parameter is passed to the 2nd function as parameter. <text:tab/><text:tab/><text:tab/><text:tab/><text:tab/><text:tab/>( chaining of functions).</text:p>
      <text:p text:style-name="P3"><text:tab/><text:tab/><text:tab/>e.g.</text:p>
      <text:p text:style-name="P3"><text:tab/><text:tab/><text:tab/> &lt;input type="checkbox" name="Gender"&gt;</text:p>
      <text:p text:style-name="P3"><text:tab/><text:tab/><text:tab/> <text:s text:c="15"/>&lt;value val="male"&gt;male&lt;/value&gt;</text:p>
      <text:p text:style-name="P3"><text:tab/><text:tab/><text:tab/> <text:s text:c="15"/>&lt;value val="female"&gt;female&lt;/value&gt;</text:p>
      <text:p text:style-name="P3"><text:tab/><text:tab/><text:tab/> <text:s text:c="15"/>&lt;!-- inpust stored after processing--&gt;</text:p>
      <text:p text:style-name="P3"><text:tab/><text:tab/><text:tab/> <text:s text:c="15"/>&lt;function&gt;reverse&lt;/function&gt;</text:p>
      <text:p text:style-name="P3"><text:tab/><text:tab/><text:tab/> <text:s text:c="15"/>&lt;function&gt;display2&lt;/function&gt;</text:p>
      <text:p text:style-name="P3"><text:soft-page-break/><text:s text:c="15"/></text:p>
      <text:p text:style-name="P3"><text:tab/><text:tab/> <text:s text:c="11"/>&lt;/input &gt;</text:p>
      <text:p text:style-name="P3"><text:tab/><text:tab/>2.&lt;condition type=”validation”&gt;</text:p>
      <text:p text:style-name="P3"><text:tab/><text:tab/><text:tab/> &lt;condition type="validation"&gt;</text:p>
      <text:p text:style-name="P3"><text:tab/><text:tab/> <text:s text:c="19"/>&lt;check property="alphanumeric" val="True" operator="eq"/&gt;</text:p>
      <text:p text:style-name="P3"><text:tab/><text:tab/> <text:s text:c="15"/>&lt;/condition&gt;</text:p>
      <text:p text:style-name="P3"><text:tab/><text:tab/>specifies the validations to be performed on the input's submitted value.</text:p>
      <text:p text:style-name="P3"/>
      <text:p text:style-name="P3"><text:tab/><text:span text:style-name="T1">3.&lt;condition type=”branch/fallback”&gt;:</text:span></text:p>
      <text:p text:style-name="P3"><text:span text:style-name="T1"><text:tab/><text:tab/></text:span><text:span text:style-name="T2">specifies the branching and fallback conditions fo a node. For explanation see the description of the function tag (1(c)).</text:span></text:p>
      <text:p text:style-name="P3"><text:span text:style-name="T2"/></text:p>
      <text:p text:style-name="P3"><text:span text:style-name="T2"><text:tab/></text:span><text:span text:style-name="T1">4.&lt;outnode id="4"/&gt;</text:span></text:p>
      <text:list xml:id="list781199416" text:style-name="L5">
        <text:list-item>
          <text:list>
            <text:list-item>
              <text:list>
                <text:list-header>
                  <text:p text:style-name="P9">specifies the outnode id where the current node has to branch. Multiple &lt;outnode&gt; tags can used leading to branching at multiple node specified by the ids.</text:p>
                </text:list-header>
              </text:list>
            </text:list-item>
          </text:list>
        </text:list-item>
      </text:list>
      <text:p text:style-name="P8"/>
      <text:p text:style-name="P8"><text:tab/><text:span text:style-name="T1">5.&lt;innodes&gt;</text:span></text:p>
      <text:p text:style-name="P8"><text:span text:style-name="T1"><text:tab/><text:tab/></text:span>specifies the nodes which must be done to make the current node active</text:p>
      <text:p text:style-name="P8"><text:tab/><text:tab/>e.g.</text:p>
      <text:p text:style-name="P8"><text:tab/><text:tab/>a)&lt;innodes id="7"/&gt;: <text:s/>node 7 must have been completed for this task to get activated</text:p>
      <text:p text:style-name="P8"><text:tab/><text:tab/>b)&lt;innodes id="7,2;1"/&gt; either both node 7 and 2 must have been completed or node <text:tab/><text:tab/><text:tab/><text:tab/><text:tab/>1 alone should have been completed to make the current node <text:tab/><text:tab/><text:tab/><text:tab/><text:tab/>active.</text:p>
      <text:p text:style-name="P7"><text:tab/>6. &lt;mustbedeactive&gt;</text:p>
      <text:p text:style-name="P7"><text:s text:c="16"/>&lt;id&gt;0&lt;/id&gt;</text:p>
      <text:p text:style-name="P7"><text:s text:c="12"/>&lt;/mustbedeactive&gt;</text:p>
      <text:p text:style-name="P7"><text:tab/><text:tab/><text:span text:style-name="T2">specifies the nodes which must be deactivated in case the current node becomes <text:tab/><text:tab/><text:tab/>active . If not they will be deactivate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il Narang</meta:initial-creator>
    <meta:creation-date>2013-07-16T15:18:01</meta:creation-date>
    <dc:date>2013-07-18T14:00:28</dc:date>
    <dc:creator>Abhi </dc:creator>
    <meta:editing-duration>PT3H14M24S</meta:editing-duration>
    <meta:editing-cycles>23</meta:editing-cycles>
    <meta:generator>LibreOffice/3.5$Linux_X86_64 LibreOffice_project/350m1$Build-202</meta:generator>
    <meta:document-statistic meta:table-count="0" meta:image-count="0" meta:object-count="0" meta:page-count="8" meta:paragraph-count="201" meta:word-count="2379" meta:character-count="15259" meta:non-whitespace-character-count="12520"/>
  </office:meta>
</office:document-meta>
</file>